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text-properties style:font-name="Tibetan Machine Uni" fo:font-size="14pt" style:text-underline-style="solid" style:text-underline-width="auto" style:text-underline-color="font-color" officeooo:rsid="00015241" officeooo:paragraph-rsid="00015241" style:font-size-asian="12.25pt" style:font-size-complex="14pt"/>
    </style:style>
    <style:style style:name="P3" style:family="paragraph" style:parent-style-name="Standard">
      <style:text-properties style:font-name="Tibetan Machine Uni" fo:font-size="12pt" style:text-underline-style="none" officeooo:rsid="00015241" officeooo:paragraph-rsid="00015241" style:font-size-asian="10.5pt" style:font-size-complex="12pt"/>
    </style:style>
    <style:style style:name="T1" style:family="text">
      <style:text-properties officeooo:rsid="000446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enior Design: Design Diagram <text:span text:style-name="T1">Levels</text:span> – Anurag Neti</text:p>
      <text:p text:style-name="P2"/>
      <text:p text:style-name="P3">User Story 1: As a user, I would like to translate any sentence from English to Japanese, and derive as accurate a translation as possible. </text:p>
      <text:p text:style-name="P3"/>
      <text:p text:style-name="P3">User Story 2: As a user who can read Japanese but wishes to convey information to someone else of Japanese heritage, I would like to be able to leverage the application to do so. </text:p>
      <text:p text:style-name="P3"/>
      <text:p text:style-name="P3">User Story 3: As someone who speaks fluent English and is learning Japanese, and who possesses an interest in languages, I would like to use the application to translate English sentences into Japanese. I would then like to determine how closely the two sentences resemble each other semantically. </text:p>
      <text:p text:style-name="P3"/>
      <text:p text:style-name="P3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4:58:15.981802334</meta:creation-date>
    <dc:date>2021-05-04T22:29:54.911753667</dc:date>
    <meta:editing-duration>PT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14" meta:character-count="673" meta:non-whitespace-character-count="553"/>
  </office:meta>
</office:document-meta>
</file>